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8dc" officeooo:paragraph-rsid="00071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2.5</text:p>
      <text:p text:style-name="P1">Prime Codes (PC)</text:p>
      <text:p text:style-name="P1">OOCs presented in last section lacks the availability of a systematic way of code construc-</text:p>
      <text:p text:style-name="P1">tion that can be used at both ends of the communication links. Codes have to be con-</text:p>
      <text:p text:style-name="P1">structed beforehand (using iterative random search, combinatorial techniques, etc.) and</text:p>
      <text:p text:style-name="P1">some sort of lookup table is needed for each user. On the other hand, the OOC is a highly</text:p>
      <text:p text:style-name="P1">sparse code and the number of supported users can be very low, hence, another important</text:p>
      <text:p text:style-name="P1">type of codes proposed for OCDMA is the prime code [50]-[67]. The prime code has a</text:p>
      <text:p text:style-name="P1">higher correlation value as compared to the OOC but it can support more users. Further-</text:p>
      <text:p text:style-name="P1">more, the ease of generation of prime codes makes them a good candidate for OCDMA</text:p>
      <text:p text:style-name="P1">networks.</text:p>
      <text:p text:style-name="P1"/>
      <text:p text:style-name="P1">The prime code consists of many blocks each containing a single pulse. For any prime</text:p>
      <text:p text:style-name="P1">number q, a code comprises q blocks of length q. A set of code sequences of length N = q 2 ,</text:p>
      <text:p text:style-name="P1">derived from prime sequences of length q, where q is a prime number, was derived in [50].</text:p>
      <text:p text:style-name="P1">The procedure for code generation starts with the Galois Field, GF (q) = {0, 1, ..., j, ..., q − 1},</text:p>
      <text:p text:style-name="P1">¢</text:p>
      <text:p text:style-name="P1">¡</text:p>
      <text:p text:style-name="P1">then a prime sequence S k = s k0 , s k1 , ..., s kj , ..., s k(q−1) is evaluated by multiplying each</text:p>
      <text:p text:style-name="P1">element j of the GF(q) by an element k of GF(q) modulo q. q distinct prime sequences can</text:p>
      <text:p text:style-name="P1">thus be obtained which is mapped into a time-mapped binary code</text:p>
      <text:p text:style-name="P1"/>
      <text:p text:style-name="P1">c 1 = [1, 6, 11, 16, 21], c 2 =[1, 7, 13, 19, 25], c 3 = [1, 8, 15, 17, 24],</text:p>
      <text:p text:style-name="P1">c 4 =[1, 9, 12, 20, 23], c 5 =[1, 10, 14, 18, 22]</text:p>
      <text:p text:style-name="P1"/>
      <text:p text:style-name="P1">Figure 2.10: Autocorrelation and cross-correlation of a prime sequence with q = 5.</text:p>
      <text:p text:style-name="P1">c k = (c k (0), c k (1), ..., c k (j), ..., c k (N − 1)) according to,</text:p>
      <text:p text:style-name="P1"/>
      <text:p text:style-name="P1">(2.16)</text:p>
      <text:p text:style-name="P1"/>
      <text:p text:style-name="P1">where j = 0, 1, ..., q − 1 and <text:s/>̄ means modulo q multiplication. Fig. 2.10 shows the q = 5</text:p>
      <text:p text:style-name="P1">prime code in mark position set format along with the autocorrelation of c 3 and cross-</text:p>
      <text:p text:style-name="P1">correlation between c 3 and c 4 . It is known that the peak autocorrelation of prime sequences</text:p>
      <text:p text:style-name="P1">is q, non-zero shift maximum autocorrelation of q − 1, and maximum cross-correlation of</text:p>
      <text:p text:style-name="P1">2, thus prime sequences can be considered as an OOC with</text:p>
      <text:p text:style-name="P1">¡</text:p>
      <text:p text:style-name="P1">¢</text:p>
      <text:p text:style-name="P1">N = q 2 , W = q, λ a = q − 1, λ c = 2 . The high non-zero shift autocorrelation of prime codes</text:p>
      <text:p text:style-name="P1">make the synchronization much more difficult at the receiving end. On the other hand,</text:p>
      <text:p text:style-name="P1">more users can be addressed using prime codes than with OOC of the same length and</text:p>
      <text:p text:style-name="P1">weight. Additionally, the prime codes can be generated more efficiently using a parallel-</text:p>
      <text:p text:style-name="P1">serial network of delay lines and switches [42]. When K users are transmitting simulta-</text:p>
      <text:p text:style-name="P1">neously, the total interference at a given receiver is the superposition of K – 1 different</text:p>
      <text:p text:style-name="P1">cross-correlation functions. The average variance of the cross-correlation amplitude, com-</text:p>
      <text:p text:style-name="P1">puted using all possible code sequences for several values q of the prime code was found</text:p>
      <text:p text:style-name="P1">to be approximately [56],</text:p>
      <text:p text:style-name="P1"/>
      <text:p text:style-name="P1">(2.17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3:49:11.836590139</meta:creation-date>
    <meta:generator>LibreOffice/5.1.6.2$Linux_X86_64 LibreOffice_project/10m0$Build-2</meta:generator>
    <dc:date>2018-06-21T13:51:41.561195328</dc:date>
    <meta:editing-duration>PT2M30S</meta:editing-duration>
    <meta:editing-cycles>1</meta:editing-cycles>
    <meta:document-statistic meta:table-count="0" meta:image-count="0" meta:object-count="0" meta:page-count="1" meta:paragraph-count="42" meta:word-count="543" meta:character-count="2772" meta:non-whitespace-character-count="2269"/>
  </office:meta>
</office:document-meta>
</file>